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9.5pt" fo:font-weight="bold" style:font-size-asian="9.5pt" style:font-weight-asian="bold" style:font-size-complex="9.5pt" style:font-weight-complex="bold"/>
    </style:style>
    <style:style style:name="P2" style:family="paragraph" style:parent-style-name="Standard">
      <style:text-properties fo:font-size="9.5pt" style:font-size-asian="9.5pt" style:font-size-complex="9.5pt"/>
    </style:style>
    <style:style style:name="P3" style:family="paragraph" style:parent-style-name="Standard" style:list-style-name="L1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9.5pt" style:font-size-asian="9.5pt" style:font-size-complex="9.5pt"/>
    </style:style>
    <style:style style:name="P4" style:family="paragraph" style:parent-style-name="Standard" style:list-style-name="L2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9.5pt" style:font-size-asian="9.5pt" style:font-size-complex="9.5pt"/>
    </style:style>
    <style:style style:name="P5" style:family="paragraph" style:parent-style-name="Standard" style:list-style-name="L3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9.5pt" style:font-size-asian="9.5pt" style:font-size-complex="9.5pt"/>
    </style:style>
    <style:style style:name="P6" style:family="paragraph" style:parent-style-name="Standard" style:list-style-name="L4" style:master-page-name="">
      <loext:graphic-properties draw:fill="none"/>
      <style:paragraph-properties fo:margin-left="0.1252in" fo:margin-right="0in" fo:text-indent="-0.1252in" style:auto-text-indent="false" style:page-number="auto" fo:background-color="transparent">
        <style:tab-stops>
          <style:tab-stop style:position="0.1252in"/>
        </style:tab-stops>
      </style:paragraph-properties>
      <style:text-properties fo:font-size="9.5pt" style:font-size-asian="9.5pt" style:font-size-complex="9.5pt"/>
    </style:style>
    <style:style style:name="P7" style:family="paragraph" style:parent-style-name="Standard" style:list-style-name="L1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9.5pt" officeooo:paragraph-rsid="000803e6" style:font-size-asian="9.5pt" style:font-size-complex="9.5pt"/>
    </style:style>
    <style:style style:name="P8" style:family="paragraph" style:parent-style-name="Standard" style:list-style-name="L2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9.5pt" style:font-size-asian="9.5pt" style:font-size-complex="9.5pt"/>
    </style:style>
    <style:style style:name="P9" style:family="paragraph" style:parent-style-name="Standard" style:list-style-name="L3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9.5pt" style:font-size-asian="9.5pt" style:font-size-complex="9.5pt"/>
    </style:style>
    <style:style style:name="P10" style:family="paragraph" style:parent-style-name="Standard" style:list-style-name="L4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52in"/>
        </style:tab-stops>
      </style:paragraph-properties>
      <style:text-properties fo:font-size="9.5pt" style:font-size-asian="9.5pt" style:font-size-complex="9.5pt"/>
    </style:style>
    <style:style style:name="T1" style:family="text">
      <style:text-properties officeooo:rsid="0009e6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-taoshi</text:p>
      <text:p text:style-name="P2">2-player dexterity micro game based on the Japanese sport of pole toppling</text:p>
      <text:p text:style-name="P2"/>
      <text:p text:style-name="P1">Components</text:p>
      <text:p text:style-name="P2">6 discs - 3 each of 2 colors</text:p>
      <text:p text:style-name="P2">2 poles</text:p>
      <text:p text:style-name="P2">1 ramp</text:p>
      <text:p text:style-name="P2"/>
      <text:p text:style-name="P1">Goal</text:p>
      <text:p text:style-name="P2">The first player to directly topple their opponent’s pole via air-borne strike scores a point; the first player to score twice in a row wins the game.</text:p>
      <text:p text:style-name="P2"/>
      <text:p text:style-name="P1">Setup</text:p>
      <text:list xml:id="list1985318632" text:style-name="L1">
        <text:list-item>
          <text:p text:style-name="P3">Set ramp and poles aside</text:p>
        </text:list-item>
        <text:list-item>
          <text:p text:style-name="P7">Players choose disc colors and collect their 3 matching discs; white discs takes the first turn</text:p>
        </text:list-item>
        <text:list-item>
          <text:p text:style-name="P7">Note that the starting player alternates each round</text:p>
        </text:list-item>
        <text:list-item>
          <text:p text:style-name="P7"><text:soft-page-break/>Players take turns flicking their discs into play from the edge of the table (or play surface)</text:p>
        </text:list-item>
        <text:list-item>
          <text:p text:style-name="P7">Discs start so that at least some portion is extending over the edge of the table</text:p>
        </text:list-item>
        <text:list-item>
          <text:p text:style-name="P7">Knocking another disc off the table during setup allows the other player to place the disc wherever they would like</text:p>
        </text:list-item>
        <text:list-item>
          <text:p text:style-name="P7">The 3rd disc to enter play for each player is their pole-bearer for the duration of the round</text:p>
        </text:list-item>
        <text:list-item>
          <text:p text:style-name="P7">Once it enters play place a pole on top of the disc; <text:span text:style-name="T1">it cannot be flicked</text:span></text:p>
        </text:list-item>
        <text:list-item>
          <text:p text:style-name="P7">Should the black player’s pole-bearer knock over the white player’s pole during setup simply put the pole back </text:p>
        </text:list-item>
      </text:list>
      <text:p text:style-name="P2"/>
      <text:p text:style-name="P1">Game Play</text:p>
      <text:p text:style-name="P2">Players take turns flicking 1 of their discs observing the following limitations in order:</text:p>
      <text:list xml:id="list72841404" text:style-name="L2">
        <text:list-item>
          <text:p text:style-name="P4">If the player’s pole-bearer was knocked off the table they must spend their turn <text:soft-page-break/>to flick it back on to the table and place their pole on top</text:p>
        </text:list-item>
        <text:list-item>
          <text:p text:style-name="P8">If the player’s pole was knocked over they must spend their turn putting it back on top of their pole-bearer</text:p>
        </text:list-item>
        <text:list-item>
          <text:p text:style-name="P8">If the player’s previous shot was a foul they skip their turn as penalty</text:p>
        </text:list-item>
        <text:list-item>
          <text:p text:style-name="P8">The same disc cannot be flicked 2 turns in a row; note that the previous 3 limitations clear this limit</text:p>
        </text:list-item>
        <text:list-item>
          <text:p text:style-name="P8">If the disc to be flicked was knocked off the table it enters play from the edge of the table</text:p>
        </text:list-item>
        <text:list-item>
          <text:p text:style-name="P8">If both of the player’s attacking discs are in play they may instead attempt to score a point</text:p>
        </text:list-item>
      </text:list>
      <text:p text:style-name="P2"/>
      <text:p text:style-name="P1">Scoring</text:p>
      <text:list xml:id="list3555734539" text:style-name="L3">
        <text:list-item>
          <text:p text:style-name="P5">Before attempting to score: place the ramp between the 2 attacking discs so that the taller side of the ramp is against the disc closest to the opponent’s pole-bearer</text:p>
        </text:list-item>
        <text:list-item>
          <text:p text:style-name="P9"><text:soft-page-break/>If the ramp will not fit between the 2 discs a score shot cannot be made</text:p>
        </text:list-item>
        <text:list-item>
          <text:p text:style-name="P9">The further disc is then flicked in an attempt to travel up the ramp and knock down the pole while still air-borne</text:p>
        </text:list-item>
        <text:list-item>
          <text:p text:style-name="P9">If the disc touches the table before striking the pole or the pole does not fall the ramp is removed and play continues normally</text:p>
        </text:list-item>
        <text:list-item>
          <text:p text:style-name="P9">If the attempt is successful the player scores a point, the table is cleared and the next round begins with a fresh setup</text:p>
        </text:list-item>
        <text:list-item>
          <text:p text:style-name="P9">If the same player scores 2 rounds in a row they win the game</text:p>
        </text:list-item>
      </text:list>
      <text:p text:style-name="P2"/>
      <text:p text:style-name="P1">Foul Shots</text:p>
      <text:list xml:id="list4171595794" text:style-name="L4">
        <text:list-item>
          <text:p text:style-name="P6">Knocking over a player’s own pole is a foul; immediately place the pole back on top of the pole-bearer</text:p>
        </text:list-item>
        <text:list-item>
          <text:p text:style-name="P10">Knocking a player’s own pole-bearer off the table is a foul; the opponent immediately flicks the disc into play and places the pole on to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75in" fo:page-height="4.25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19:57:31.890354770</meta:creation-date>
    <dc:date>2020-09-26T20:23:49.281333331</dc:date>
    <meta:editing-duration>PT9M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" meta:paragraph-count="36" meta:word-count="523" meta:character-count="2687" meta:non-whitespace-character-count="2222"/>
  </office:meta>
</office:document-meta>
</file>